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pitch="fixed"/>
    <style:font-face style:name="BPG Chveulebrivi GPL&amp;GNU" svg:font-family="'BPG Chveulebrivi GPL&amp;GNU'" style:font-pitch="variable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14pt" officeooo:rsid="001610af" officeooo:paragraph-rsid="001610a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4pt" style:text-underline-style="solid" style:text-underline-width="auto" style:text-underline-color="font-color" officeooo:rsid="001610af" officeooo:paragraph-rsid="001610a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14pt" style:text-underline-style="none" fo:font-weight="bold" officeooo:rsid="001610af" officeooo:paragraph-rsid="001610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610af" officeooo:paragraph-rsid="001610a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1610af" officeooo:paragraph-rsid="001610a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13pt" style:text-underline-style="none" officeooo:rsid="001610af" officeooo:paragraph-rsid="001610af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de projet 2i013 groupe 5</text:p>
      <text:p text:style-name="P5"/>
      <text:p text:style-name="P5"><text:tab/>Participants :</text:p>
      <text:p text:style-name="P1"><text:tab/>Luc Sterkers</text:p>
      <text:p text:style-name="P1"><text:tab/>Alexandre Try</text:p>
      <text:p text:style-name="P1"><text:tab/>Alexis ??</text:p>
      <text:p text:style-name="P1"><text:tab/>Cécile ??</text:p>
      <text:p text:style-name="P1"><text:tab/>Johann ??</text:p>
      <text:p text:style-name="P2"/>
      <text:p text:style-name="P3">Jeudi 24 Janvier TME 1</text:p>
      <text:p text:style-name="P6">Création du groupe.</text:p>
      <text:p text:style-name="P6">Bonne ambiance.</text:p>
      <text:p text:style-name="P6">Impossibilité d’accord commun sur le fond d’écran à appliquer au tréllo (Pas d’urgence immédiate sur la question).</text:p>
      <text:p text:style-name="P6">Mise en commun des premières idées.</text:p>
      <text:p text:style-name="P6">Pas de résultat visuel (autre que du code) à montrer au client.</text:p>
      <text:p text:style-name="P6">Ce n’est pas grave pour la semaine 1 mais sera nécessaire dés la semaine 2.</text:p>
      <text:p text:style-name="P6"/>
      <text:p text:style-name="P6"/>
      <text:p text:style-name="P3">Jeudi 31 Janvier TME 2</text:p>
      <text:p text:style-name="P3"/>
      <text:p text:style-name="P3">Jeudi 07 Février TM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pitch="fixed"/>
    <style:font-face style:name="BPG Chveulebrivi GPL&amp;GNU" svg:font-family="'BPG Chveulebrivi GPL&amp;GNU'" style:font-pitch="variable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34:13.323693948</meta:creation-date>
    <dc:date>2019-01-26T15:50:41.698576731</dc:date>
    <meta:editing-duration>PT16M31S</meta:editing-duration>
    <meta:editing-cycles>1</meta:editing-cycles>
    <meta:document-statistic meta:table-count="0" meta:image-count="0" meta:object-count="0" meta:page-count="1" meta:paragraph-count="16" meta:word-count="89" meta:character-count="496" meta:non-whitespace-character-count="417"/>
    <meta:generator>LibreOffice/5.2.7.2$Linux_X86_64 LibreOffice_project/20m0$Build-2</meta:generator>
  </office:meta>
</office:document-meta>
</file>